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95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0.1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-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;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F,O <text:s/>P <text:s/>,Load tape;</text:p>
          </table:table-cell>
          <table:table-cell table:style-name="ce1"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O23,Stereo mix,none,25%,50%,100%;</text:p>
          </table:table-cell>
          <table:table-cell table:style-name="ce2" office:value-type="string" calcext:value-type="string">
            <text:p>3:2</text:p>
          </table:table-cell>
          <table:table-cell table:formula="of:=MIDB([.A9];FIND(&quot;,&quot;;[.A9];1)+1;99)" office:value-type="string" office:string-value="Stereo mix,none,25%,50%,100%;" calcext:value-type="string">
            <text:p>Stereo mix,none,25%,50%,100%;</text:p>
          </table:table-cell>
        </table:table-row>
        <table:table-row table:style-name="ro1">
          <table:table-cell office:value-type="string" calcext:value-type="string">
            <text:p>O4,Model,ZX81,ZX80;</text:p>
          </table:table-cell>
          <table:table-cell office:value-type="string" calcext:value-type="string">
            <text:p>4</text:p>
          </table:table-cell>
          <table:table-cell table:formula="of:=MIDB([.A10];FIND(&quot;,&quot;;[.A10];1)+1;99)" office:value-type="string" office:string-value="Model,ZX81,ZX80;" calcext:value-type="string">
            <text:p>Model,ZX81,ZX80;</text:p>
          </table:table-cell>
        </table:table-row>
        <table:table-row table:style-name="ro1">
          <table:table-cell office:value-type="string" calcext:value-type="string">
            <text:p>O5,Black border,Off,On;</text:p>
          </table:table-cell>
          <table:table-cell office:value-type="string" calcext:value-type="string">
            <text:p>5</text:p>
          </table:table-cell>
          <table:table-cell table:formula="of:=MIDB([.A11];FIND(&quot;,&quot;;[.A11];1)+1;99)" office:value-type="string" office:string-value="Black border,Off,On;" calcext:value-type="string">
            <text:p>Black border,Off,On;</text:p>
          </table:table-cell>
        </table:table-row>
        <table:table-row table:style-name="ro1">
          <table:table-cell office:value-type="string" calcext:value-type="string">
            <text:p>O6,Video frequency,50Hz,60Hz;</text:p>
          </table:table-cell>
          <table:table-cell office:value-type="string" calcext:value-type="string">
            <text:p>6</text:p>
          </table:table-cell>
          <table:table-cell table:formula="of:=MIDB([.A12];FIND(&quot;,&quot;;[.A12];1)+1;99)" office:value-type="string" office:string-value="Video frequency,50Hz,60Hz;" calcext:value-type="string">
            <text:p>Video frequency,50Hz,60Hz;</text:p>
          </table:table-cell>
        </table:table-row>
        <table:table-row table:style-name="ro1">
          <table:table-cell office:value-type="string" calcext:value-type="string">
            <text:p>O7,Inverse video,Off,On;</text:p>
          </table:table-cell>
          <table:table-cell office:value-type="string" calcext:value-type="string">
            <text:p>7</text:p>
          </table:table-cell>
          <table:table-cell table:formula="of:=MIDB([.A13];FIND(&quot;,&quot;;[.A13];1)+1;99)" office:value-type="string" office:string-value="Inverse video,Off,On;" calcext:value-type="string">
            <text:p>Inverse video,Off,On;</text:p>
          </table:table-cell>
        </table:table-row>
        <table:table-row table:style-name="ro1">
          <table:table-cell office:value-type="string" calcext:value-type="string">
            <text:p>O89,Joystick,Cursor,Sinclair,ZX81;</text:p>
          </table:table-cell>
          <table:table-cell office:value-type="string" calcext:value-type="string">
            <text:p>9:8</text:p>
          </table:table-cell>
          <table:table-cell table:formula="of:=MIDB([.A14];FIND(&quot;,&quot;;[.A14];1)+1;99)" office:value-type="string" office:string-value="Joystick,Cursor,Sinclair,ZX81;" calcext:value-type="string">
            <text:p>Joystick,Cursor,Sinclair,ZX81;</text:p>
          </table:table-cell>
        </table:table-row>
        <table:table-row table:style-name="ro1">
          <table:table-cell office:value-type="string" calcext:value-type="string">
            <text:p>OAB,Main RAM,16KB,32KB,48KB,1KB;</text:p>
          </table:table-cell>
          <table:table-cell office:value-type="string" calcext:value-type="string">
            <text:p>11:10</text:p>
          </table:table-cell>
          <table:table-cell table:formula="of:=MIDB([.A15];FIND(&quot;,&quot;;[.A15];1)+1;99)" office:value-type="string" office:string-value="Main RAM,16KB,32KB,48KB,1KB;" calcext:value-type="string">
            <text:p>Main RAM,16KB,32KB,48KB,1KB;</text:p>
          </table:table-cell>
        </table:table-row>
        <table:table-row table:style-name="ro1">
          <table:table-cell office:value-type="string" calcext:value-type="string">
            <text:p>OCD,Scandoubler Fx,None,HQ2x,CRT 25%,CRT 50%;</text:p>
          </table:table-cell>
          <table:table-cell office:value-type="string" calcext:value-type="string">
            <text:p>13:12</text:p>
          </table:table-cell>
          <table:table-cell table:formula="of:=MIDB([.A16];FIND(&quot;,&quot;;[.A16];1)+1;99)" office:value-type="string" office:string-value="Scandoubler Fx,None,HQ2x,CRT 25%,CRT 50%;" calcext:value-type="string">
            <text:p>Scandoubler Fx,None,HQ2x,CRT 25%,CRT 50%;</text:p>
          </table:table-cell>
        </table:table-row>
        <table:table-row table:style-name="ro1">
          <table:table-cell office:value-type="string" calcext:value-type="string">
            <text:p>D0OEF,CHR$128/UDG,128 Chars,64 Chars,Disabled;</text:p>
          </table:table-cell>
          <table:table-cell table:style-name="ce2" office:value-type="string" calcext:value-type="string">
            <text:p>15:14</text:p>
          </table:table-cell>
          <table:table-cell table:formula="of:=MIDB([.A17];FIND(&quot;,&quot;;[.A17];1)+1;99)" office:value-type="string" office:string-value="CHR$128/UDG,128 Chars,64 Chars,Disabled;" calcext:value-type="string">
            <text:p>CHR$128/UDG,128 Chars,64 Chars,Disabled;</text:p>
          </table:table-cell>
        </table:table-row>
        <table:table-row table:style-name="ro1">
          <table:table-cell office:value-type="string" calcext:value-type="string">
            <text:p>OG,Low RAM,Off,8KB;</text:p>
          </table:table-cell>
          <table:table-cell office:value-type="string" calcext:value-type="string">
            <text:p>16</text:p>
          </table:table-cell>
          <table:table-cell table:formula="of:=MIDB([.A18];FIND(&quot;,&quot;;[.A18];1)+1;99)" office:value-type="string" office:string-value="Low RAM,Off,8KB;" calcext:value-type="string">
            <text:p>Low RAM,Off,8KB;</text:p>
          </table:table-cell>
        </table:table-row>
        <table:table-row table:style-name="ro1">
          <table:table-cell office:value-type="string" calcext:value-type="string">
            <text:p>OHI,Slow mode speed,Original,NoWait,x2,x8;</text:p>
          </table:table-cell>
          <table:table-cell office:value-type="string" calcext:value-type="string">
            <text:p>18:17</text:p>
          </table:table-cell>
          <table:table-cell table:formula="of:=MIDB([.A19];FIND(&quot;,&quot;;[.A19];1)+1;99)" office:value-type="string" office:string-value="Slow mode speed,Original,NoWait,x2,x8;" calcext:value-type="string">
            <text:p>Slow mode speed,Original,NoWait,x2,x8;</text:p>
          </table:table-cell>
        </table:table-row>
        <table:table-row table:style-name="ro1">
          <table:table-cell office:value-type="string" calcext:value-type="string">
            <text:p>OJ,QS CHRS,Enabled(F1),Disabled;</text:p>
          </table:table-cell>
          <table:table-cell office:value-type="string" calcext:value-type="string">
            <text:p>19</text:p>
          </table:table-cell>
          <table:table-cell table:formula="of:=MIDB([.A20];FIND(&quot;,&quot;;[.A20];1)+1;99)" office:value-type="string" office:string-value="QS CHRS,Enabled(F1),Disabled;" calcext:value-type="string">
            <text:p>QS CHRS,Enabled(F1),Disabled;</text:p>
          </table:table-cell>
        </table:table-row>
        <table:table-row table:style-name="ro1">
          <table:table-cell office:value-type="string" calcext:value-type="string">
            <text:p>OK,CHROMA81,Disabled,Enabled;</text:p>
          </table:table-cell>
          <table:table-cell office:value-type="string" calcext:value-type="string">
            <text:p>20</text:p>
          </table:table-cell>
          <table:table-cell table:formula="of:=MIDB([.A21];FIND(&quot;,&quot;;[.A21];1)+1;99)" office:value-type="string" office:string-value="CHROMA81,Disabled,Enabled;" calcext:value-type="string">
            <text:p>CHROMA81,Disabled,Enabled;</text:p>
          </table:table-cell>
        </table:table-row>
        <table:table-row table:style-name="ro1">
          <table:table-cell office:value-type="string" calcext:value-type="string">
            <text:p>OLM,Aspect ratio,Original,Full Screen,[ARC1],[ARC2];</text:p>
          </table:table-cell>
          <table:table-cell office:value-type="string" calcext:value-type="string">
            <text:p>22:21</text:p>
          </table:table-cell>
          <table:table-cell table:formula="of:=MIDB([.A22];FIND(&quot;,&quot;;[.A22];1)+1;99)" office:value-type="string" office:string-value="Aspect ratio,Original,Full Screen,[ARC1],[ARC2];" calcext:value-type="string">
            <text:p>Aspect ratio,Original,Full Screen,[ARC1],[ARC2];</text:p>
          </table:table-cell>
        </table:table-row>
        <table:table-row table:style-name="ro1">
          <table:table-cell office:value-type="string" calcext:value-type="string">
            <text:p>d1ON,Vertical Crop,Disabled,216p/270p(5x);</text:p>
          </table:table-cell>
          <table:table-cell office:value-type="string" calcext:value-type="string">
            <text:p>23</text:p>
          </table:table-cell>
          <table:table-cell table:formula="of:=MIDB([.A23];FIND(&quot;,&quot;;[.A23];1)+1;99)" office:value-type="string" office:string-value="Vertical Crop,Disabled,216p/270p(5x);" calcext:value-type="string">
            <text:p>Vertical Crop,Disabled,216p/270p(5x);</text:p>
          </table:table-cell>
        </table:table-row>
        <table:table-row table:style-name="ro1">
          <table:table-cell office:value-type="string" calcext:value-type="string">
            <text:p>OOP,Scale,Normal,V-Integer,Narrower HV-Integer,Wider HV-Integer;</text:p>
          </table:table-cell>
          <table:table-cell office:value-type="string" calcext:value-type="string">
            <text:p>25:24</text:p>
          </table:table-cell>
          <table:table-cell table:formula="of:=MIDB([.A24];FIND(&quot;,&quot;;[.A24];1)+1;99)" office:value-type="string" office:string-value="Scale,Normal,V-Integer,Narrower HV-Integer,Wider HV-Integer;" calcext:value-type="string">
            <text:p>Scale,Normal,V-Integer,Narrower HV-Integer,Wider HV-Integer;</text:p>
          </table:table-cell>
        </table:table-row>
        <table:table-row table:style-name="ro1">
          <table:table-cell office:value-type="string" calcext:value-type="string">
            <text:p>R0,Reset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et</text:p>
          </table:table-cell>
        </table:table-row>
        <table:table-row table:style-name="ro1">
          <table:table-cell office:value-type="string" calcext:value-type="string">
            <text:p>ZX81;;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Hoja1.A1:Hoja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3T17:07:08.809960503</meta:creation-date>
    <dc:date>2021-06-13T22:23:56.425575461</dc:date>
    <meta:editing-duration>PT4H45M55S</meta:editing-duration>
    <meta:editing-cycles>4</meta:editing-cycles>
    <meta:generator>LibreOffice/6.4.7.2$Linux_X86_64 LibreOffice_project/40$Build-2</meta:generator>
    <meta:document-statistic meta:table-count="1" meta:cell-count="59" meta:object-count="0"/>
  </office:meta>
</office:document-meta>
</file>